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B0000012C638547A7.png"/>
  <manifest:file-entry manifest:media-type="image/png" manifest:full-path="Pictures/10000201000001E1000000FFB80E6212.png"/>
  <manifest:file-entry manifest:media-type="image/png" manifest:full-path="Pictures/10000000000000340000000E3F17D7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b8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5.39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1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95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title">
      <style:graphic-properties draw:fill-color="#ffffff" draw:auto-grow-height="true" fo:min-height="2.988cm"/>
    </style:style>
    <style:style style:name="pr6" style:family="presentation" style:parent-style-name="Default-outline1">
      <style:graphic-properties draw:fill-color="#ffffff" draw:auto-grow-height="true" fo:min-height="15.392cm"/>
    </style:style>
    <style:style style:name="pr7" style:family="presentation" style:parent-style-name="Default-notes">
      <style:graphic-properties draw:fill-color="#ffffff" fo:min-height="11.15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line-height="125%" fo:text-align="center" fo:text-indent="0cm"/>
      <style:text-properties fo:color="#000000" fo:font-family="'Lucida Grande'" style:font-family-generic="swiss" style:font-pitch="variable" fo:font-size="10pt" style:font-size-complex="10pt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499cm" fo:margin-right="0cm" text:enable-numbering="false" fo:text-indent="0cm"/>
    </style:style>
    <style:style style:name="P7" style:family="paragraph">
      <style:paragraph-properties fo:margin-left="1.499cm" fo:margin-right="0cm" fo:text-indent="0cm" style:writing-mode="lr-tb"/>
    </style:style>
    <style:style style:name="P8" style:family="paragraph">
      <style:paragraph-properties fo:margin-left="1.199cm" fo:margin-right="0cm" fo:margin-top="0cm" fo:margin-bottom="0.432cm" text:enable-numbering="true" fo:text-indent="-0.9cm"/>
    </style:style>
    <style:style style:name="P9" style:family="paragraph">
      <style:paragraph-properties fo:margin-left="1.199cm" fo:margin-right="0cm" fo:text-indent="-0.9cm" style:writing-mode="lr-tb"/>
    </style:style>
    <style:style style:name="P10" style:family="paragraph">
      <style:paragraph-properties fo:margin-left="2.398cm" fo:margin-right="0cm" text:enable-numbering="true" fo:text-indent="-0.798cm"/>
    </style:style>
    <style:style style:name="P11" style:family="paragraph">
      <style:paragraph-properties fo:margin-left="1.199cm" fo:margin-right="0cm" fo:text-indent="-0.9cm" style:writing-mode="lr-tb"/>
      <style:text-properties fo:font-size="24pt"/>
    </style:style>
    <style:style style:name="P12" style:family="paragraph">
      <style:paragraph-properties fo:margin-left="1.499cm" fo:margin-right="0cm" fo:text-indent="0cm"/>
    </style:style>
    <style:style style:name="P13" style:family="paragraph">
      <style:paragraph-properties fo:margin-left="1.199cm" fo:margin-right="0cm" fo:text-indent="-0.9cm"/>
    </style:style>
    <style:style style:name="P14" style:family="paragraph">
      <style:paragraph-properties fo:margin-left="2.398cm" fo:margin-right="0cm" fo:text-indent="-0.798cm"/>
    </style:style>
    <style:style style:name="P15" style:family="paragraph">
      <style:paragraph-properties fo:margin-left="1.199cm" fo:margin-right="0cm" fo:text-indent="-0.9cm"/>
      <style:text-properties fo:font-size="22pt"/>
    </style:style>
    <style:style style:name="P16" style:family="paragraph">
      <style:paragraph-properties fo:margin-left="1.199cm" fo:margin-right="0cm" fo:text-indent="-0.9cm"/>
      <style:text-properties fo:font-size="24pt"/>
    </style:style>
    <style:style style:name="T1" style:family="text">
      <style:text-properties fo:font-size="20pt"/>
    </style:style>
    <style:style style:name="T2" style:family="text">
      <style:text-properties fo:color="#000000" fo:font-family="'Lucida Grande'" style:font-family-generic="swiss" style:font-pitch="variable" fo:font-size="10pt" fo:language="en" fo:country="US" style:font-size-asian="24pt" style:language-asian="en" style:country-asian="US" style:font-size-complex="10pt"/>
    </style:style>
    <style:style style:name="T3" style:family="text">
      <style:text-properties fo:font-size="24pt"/>
    </style:style>
    <style:style style:name="T4" style:family="text">
      <style:text-properties fo:font-size="22pt"/>
    </style:style>
    <style:style style:name="T5" style:family="text">
      <style:text-properties fo:font-family="LucidaGrande" style:font-pitch="variable" fo:font-size="22pt" fo:language="en" fo:country="US" style:language-asian="en" style:country-asian="US" style:font-size-complex="21.2000007629395pt"/>
    </style:style>
    <style:style style:name="T6" style:family="text">
      <style:text-properties fo:font-family="LucidaGrande" style:font-pitch="variable" fo:font-size="22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.49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340000000E3F17D7D5.png" xlink:type="simple" xlink:show="embed" xlink:actuate="onLoad">
        <style:list-level-properties text:space-before="0.299cm" text:min-label-width="0.9cm" style:vertical-pos="middle" style:vertical-rel="line" fo:width="1.19cm" fo:height="0.32cm"/>
      </text:list-level-style-image>
      <text:list-level-style-bullet text:level="2" text:bullet-char="•">
        <style:list-level-properties text:space-before="1.6cm" text:min-label-width="0.798cm"/>
        <style:text-properties fo:font-family="'Bitstream Vera Sans'" style:font-family-generic="swiss" style:font-pitch="fixed" fo:color="#9999cc" fo:font-size="150%"/>
      </text:list-level-style-bullet>
      <text:list-level-style-bullet text:level="3" text:bullet-char="o">
        <style:list-level-properties text:space-before="2.998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4" text:bullet-char="o">
        <style:list-level-properties text:space-before="4.198cm" text:min-label-width="0.599cm"/>
        <style:text-properties fo:font-family="'Bitstream Vera Sans'" style:font-family-generic="swiss" style:font-pitch="fixed" fo:color="#9999cc" fo:font-size="90%"/>
      </text:list-level-style-bullet>
      <text:list-level-style-bullet text:level="5" text:bullet-char="o">
        <style:list-level-properties text:space-before="5.397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6" text:bullet-char="o">
        <style:list-level-properties text:space-before="5.397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7" text:bullet-char="o">
        <style:list-level-properties text:space-before="5.397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8" text:bullet-char="o">
        <style:list-level-properties text:space-before="5.397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title</presentation:footer-decl>
      <draw:page draw:name="Monetizing OpenOffice.org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3.623cm" svg:height="15.395cm" svg:x="3.778cm" svg:y="3.779cm" presentation:class="subtitle" presentation:user-transformed="true">
          <draw:text-box>
            <text:p text:style-name="P1">Monetizing OpenOffice.org</text:p>
            <text:p text:style-name="P1"/>
            <text:p text:style-name="P1"><text:span text:style-name="T1">Louis Suárez-Potts</text:span></text:p>
            <text:p text:style-name="P1"><text:span text:style-name="T1">Community Manager</text:span></text:p>
            <text:p text:style-name="P1"><text:span text:style-name="T1">OpenOffice.org</text:span></text:p>
            <text:p text:style-name="P1"><text:span text:style-name="T1">CollabNe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Copyright (c) Creative Commons Attribution 2.5 License</text:span></text:p>
          </draw:text-box>
        </draw:frame>
        <draw:custom-shape draw:style-name="gr1" draw:text-style-name="P4" draw:layer="layout" svg:width="0.511cm" svg:height="0.965cm" svg:x="5.971cm" svg:y="19.306cm"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3.943cm" svg:height="2.958cm" svg:x="8.528cm" svg:y="5.248cm" draw:page-number="1"/>
          <draw:frame presentation:style-name="pr2" draw:text-style-name="P5" draw:layer="layout" svg:width="14.512cm" svg:height="11.41cm" svg:x="3.25cm" svg:y="14.133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16.281cm" svg:height="1.911cm" svg:x="0.418cm" svg:y="0.26cm" presentation:class="title" presentation:user-transformed="true">
          <draw:text-box>
            <text:p text:style-name="P6">Agenda</text:p>
          </draw:text-box>
        </draw:frame>
        <draw:frame presentation:style-name="pr4" draw:text-style-name="P9" draw:layer="layout" svg:width="23.623cm" svg:height="15.395cm" svg:x="3.778cm" svg:y="3.779cm" presentation:class="outline" presentation:user-transformed="true">
          <draw:text-box>
            <text:list text:style-name="L4">
              <text:list-item>
                <text:p text:style-name="P8">The objective is, first, to make it easier for endusers and developers to find what they want. </text:p>
              </text:list-item>
            </text:list>
            <text:list text:style-name="L4">
              <text:list-item>
                <text:p text:style-name="P8">It is also to provide mechanisms—revenue streams—by which to help make OpenOffice.org self-sustaining. </text:p>
              </text:list-item>
            </text:list>
          </draw:text-box>
        </draw:frame>
        <presentation:notes draw:style-name="dp2">
          <draw:page-thumbnail draw:layer="layout" svg:width="13.715cm" svg:height="2.958cm" svg:x="3.642cm" svg:y="5.248cm" draw:page-number="2"/>
          <draw:frame presentation:style-name="pr2" draw:text-style-name="P5" draw:layer="layout" svg:width="14.512cm" svg:height="11.41cm" svg:x="3.25cm" svg:y="14.133cm" presentation:class="notes" presentation:placeholder="true">
            <draw:text-box/>
          </draw:frame>
        </presentation:notes>
      </draw:page>
      <draw:page draw:name="Short slide tit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16.281cm" svg:height="1.911cm" svg:x="0.418cm" svg:y="0.26cm" presentation:class="title" presentation:user-transformed="true">
          <draw:text-box>
            <text:p text:style-name="P6">Problems</text:p>
          </draw:text-box>
        </draw:frame>
        <draw:frame presentation:style-name="pr4" draw:text-style-name="P11" draw:layer="layout" svg:width="23.623cm" svg:height="15.395cm" svg:x="3.778cm" svg:y="3.779cm" presentation:class="outline" presentation:user-transformed="true">
          <draw:text-box>
            <text:list text:style-name="L4">
              <text:list-item>
                <text:p text:style-name="P8"><text:span text:style-name="T3">Two areas—developer/enduser confusion and revenu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OpenOffice.org (the product) could be easier for endusers to download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s well, finding ancillary material (documentation, clipart, templates, etc.) could be eas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5cm" svg:height="2.958cm" svg:x="3.642cm" svg:y="5.248cm" draw:page-number="3"/>
          <draw:frame presentation:style-name="pr2" draw:text-style-name="P5" draw:layer="layout" svg:width="14.512cm" svg:height="11.41cm" svg:x="3.25cm" svg:y="14.13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16.276cm" svg:height="2.988cm" svg:x="0.419cm" svg:y="-0.281cm" presentation:class="title">
          <draw:text-box>
            <text:p text:style-name="P12">Proposal</text:p>
          </draw:text-box>
        </draw:frame>
        <draw:frame presentation:style-name="pr6" draw:text-style-name="P15" draw:layer="layout" svg:width="23.619cm" svg:height="15.392cm" svg:x="3.778cm" svg:y="3.779cm" presentation:class="outline">
          <draw:text-box>
            <text:list text:style-name="L4">
              <text:list-item>
                <text:p text:style-name="P13"><text:span text:style-name="T4">That we divide the enduser from developer pages</text:span></text:p>
              </text:list-item>
            </text:list>
            <text:list text:style-name="L4">
              <text:list-item>
                <text:p text:style-name="P13"><text:span text:style-name="T4">That we improve the experience for both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For developers, blogs, wikis, etc;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For endusers, a simple Apache download server listing all downloads, all documentation, templates, macros, clipart; all support information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That we make the enduser space friendly to advertisers and other commercial efforts</text:span></text:p>
              </text:list-item>
            </text:list>
            <text:list text:style-name="L4">
              <text:list-item>
                <text:p text:style-name="P13"><text:span text:style-name="T4">That we make it easy to receive updates and to learn of other options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2.987cm" svg:x="3.642cm" svg:y="5.232cm" draw:page-number="4" presentation:class="page"/>
          <draw:frame presentation:style-name="pr7" draw:text-style-name="P5" draw:layer="layout" svg:width="14.512cm" svg:height="11.159cm" svg:x="3.25cm" svg:y="14.13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16.276cm" svg:height="2.988cm" svg:x="0.419cm" svg:y="-0.281cm" presentation:class="title">
          <draw:text-box>
            <text:p text:style-name="P12">Details-Downloads</text:p>
          </draw:text-box>
        </draw:frame>
        <draw:frame presentation:style-name="pr6" draw:text-style-name="P15" draw:layer="layout" svg:width="23.619cm" svg:height="15.392cm" svg:x="3.778cm" svg:y="3.779cm" presentation:class="outline" presentation:user-transformed="true">
          <draw:text-box>
            <text:list text:style-name="L4">
              <text:list-item>
                <text:p text:style-name="P13"><text:span text:style-name="T4">We continue using the OSU bouncer to list all up-to-date releases.</text:span></text:p>
              </text:list-item>
            </text:list>
            <text:list text:style-name="L4">
              <text:list-item>
                <text:p text:style-name="P13"><text:span text:style-name="T4"><text:s text:c="2"/></text:span><text:span text:style-name="T4">We make it so that the page is language aware and can change accordingly. How would this work?</text:span></text:p>
              </text:list-item>
            </text:list>
            <text:list text:style-name="L4">
              <text:list-item>
                <text:p text:style-name="P13"><text:span text:style-name="T4">(French) User goes to OpenOffice.org homepag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<text:s/></text:span><text:span text:style-name="T4">Download page for 2.x, which is in her language (few strings to translate; these are maintained by NLC group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Clicks on what she wants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(French) user goes directly to her NLC page and then wants to download the binaries. </text:span></text:p>
              </text:list-item>
            </text:list>
            <text:list text:style-name="L4">
              <text:list-item>
                <text:p text:style-name="P13"><text:span text:style-name="T4">She is directed to the 2.x page. Ditto for all complying NLC projects—an act made easier if all use the same template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2.987cm" svg:x="3.642cm" svg:y="5.232cm" draw:page-number="5" presentation:class="page"/>
          <draw:frame presentation:style-name="pr7" draw:text-style-name="P5" draw:layer="layout" svg:width="14.512cm" svg:height="11.159cm" svg:x="3.25cm" svg:y="14.13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16.276cm" svg:height="2.988cm" svg:x="0.419cm" svg:y="-0.281cm" presentation:class="title">
          <draw:text-box>
            <text:p text:style-name="P12">Downloads—cont'd.</text:p>
          </draw:text-box>
        </draw:frame>
        <draw:frame presentation:style-name="pr6" draw:text-style-name="P15" draw:layer="layout" svg:width="23.619cm" svg:height="15.392cm" svg:x="3.778cm" svg:y="3.779cm" presentation:class="outline">
          <draw:text-box>
            <text:list text:style-name="L4">
              <text:list-item>
                <text:p text:style-name="P13"><text:span text:style-name="T4">For documentation (and associated works): listed or transposed</text:span></text:p>
              </text:list-item>
            </text:list>
            <text:list text:style-name="L4">
              <text:list-item>
                <text:p text:style-name="P13"><text:span text:style-name="T4">Proposal: that we add a “call home” widget that will not only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Tell us about a successful download; but als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Tell the user of what options are avail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2.987cm" svg:x="3.642cm" svg:y="5.232cm" draw:page-number="6" presentation:class="page"/>
          <draw:frame presentation:style-name="pr7" draw:text-style-name="P5" draw:layer="layout" svg:width="14.512cm" svg:height="11.159cm" svg:x="3.25cm" svg:y="14.13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16.276cm" svg:height="2.988cm" svg:x="0.419cm" svg:y="-0.281cm" presentation:class="title">
          <draw:text-box>
            <text:p text:style-name="P12">Support</text:p>
          </draw:text-box>
        </draw:frame>
        <draw:frame presentation:style-name="pr6" draw:text-style-name="P16" draw:layer="layout" svg:width="23.619cm" svg:height="15.392cm" svg:x="3.778cm" svg:y="3.779cm" presentation:class="outline">
          <draw:text-box>
            <text:list text:style-name="L4">
              <text:list-item>
                <text:p text:style-name="P13"><text:span text:style-name="T3">We need to revisit partnering with support organizations. <text:s/></text:span></text:p>
              </text:list-item>
            </text:list>
            <text:list text:style-name="L4">
              <text:list-item>
                <text:p text:style-name="P13"><text:span text:style-name="T3">The current system—where criteria for support are made available—has received little support. So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">Volunteer support is great; no chan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3">But licensing support material can bring in significan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2.987cm" svg:x="3.642cm" svg:y="5.232cm" draw:page-number="7" presentation:class="page"/>
          <draw:frame presentation:style-name="pr7" draw:text-style-name="P5" draw:layer="layout" svg:width="14.512cm" svg:height="11.159cm" svg:x="3.25cm" svg:y="14.13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16.276cm" svg:height="2.988cm" svg:x="0.419cm" svg:y="-0.281cm" presentation:class="title">
          <draw:text-box>
            <text:p text:style-name="P12">Advertisements</text:p>
          </draw:text-box>
        </draw:frame>
        <draw:frame presentation:style-name="pr6" draw:text-style-name="P15" draw:layer="layout" svg:width="23.619cm" svg:height="15.392cm" svg:x="3.778cm" svg:y="3.779cm" presentation:class="outline">
          <draw:text-box>
            <text:list text:style-name="L4">
              <text:list-item>
                <text:p text:style-name="P13"><text:span text:style-name="T5">2.x Download page itself should be mostly ad free though could include Google ads on the margins; the central space is to be kept clean and clear.</text:span></text:p>
              </text:list-item>
            </text:list>
            <text:list text:style-name="L4">
              <text:list-item>
                <text:p text:style-name="P13"><text:span text:style-name="T6">Larger ads for support and the providing companies, would be on the support page. </text:span></text:p>
              </text:list-item>
            </text:list>
            <text:list text:style-name="L4">
              <text:list-item>
                <text:p text:style-name="P13"><text:span text:style-name="T6">Derived products can be given their own page, a fancier version of the current wiki. Arguably, we would charge them to be listed here, especially if they have ads </text:span></text:p>
              </text:list-item>
            </text:list>
            <text:list text:style-name="L4">
              <text:list-item>
                <text:p text:style-name="P13"><text:span text:style-name="T6">Ads will be located only in designated areas. Not everywhere. </text:span></text:p>
              </text:list-item>
            </text:list>
            <text:list text:style-name="L4">
              <text:list-item>
                <text:p text:style-name="P13"><text:span text:style-name="T6">Who would advertise? It could be certainly Google ads, it could be Sun, IBM, Novell, CollabNet; it could be other relevant companies. </text:span></text:p>
              </text:list-item>
            </text:list>
            <text:list text:style-name="L4">
              <text:list-item>
                <text:p text:style-name="P13"><text:span text:style-name="T6">Ads would have to be relevant and tasteful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2.987cm" svg:x="3.642cm" svg:y="5.232cm" draw:page-number="8" presentation:class="page"/>
          <draw:frame presentation:style-name="pr7" draw:text-style-name="P5" draw:layer="layout" svg:width="14.512cm" svg:height="11.159cm" svg:x="3.25cm" svg:y="14.13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16.276cm" svg:height="2.988cm" svg:x="0.419cm" svg:y="-0.281cm" presentation:class="title">
          <draw:text-box>
            <text:p text:style-name="P12">Fund Management</text:p>
          </draw:text-box>
        </draw:frame>
        <draw:frame presentation:style-name="pr6" draw:text-style-name="P13" draw:layer="layout" svg:width="23.619cm" svg:height="15.392cm" svg:x="3.778cm" svg:y="3.779cm" presentation:class="outline">
          <draw:text-box>
            <text:list text:style-name="L4">
              <text:list-item>
                <text:p text:style-name="P13">An entity that can engage in contract is required. </text:p>
              </text:list-item>
            </text:list>
            <text:list text:style-name="L4">
              <text:list-item>
                <text:list>
                  <text:list-item>
                    <text:p text:style-name="P14">A US-based nonprofit like Team OpenOffice.org managed by the SPI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Key: Transparent accounting and management and minimal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2.987cm" svg:x="3.642cm" svg:y="5.232cm" draw:page-number="9" presentation:class="page"/>
          <draw:frame presentation:style-name="pr7" draw:text-style-name="P5" draw:layer="layout" svg:width="14.512cm" svg:height="11.159cm" svg:x="3.25cm" svg:y="14.13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16.281cm" svg:height="1.911cm" svg:x="0.418cm" svg:y="0.26cm" presentation:class="title" presentation:user-transformed="true">
          <draw:text-box>
            <text:p text:style-name="P6">Money for What?</text:p>
          </draw:text-box>
        </draw:frame>
        <draw:frame presentation:style-name="pr4" draw:text-style-name="P9" draw:layer="layout" svg:width="23.623cm" svg:height="15.395cm" svg:x="3.778cm" svg:y="3.779cm" presentation:class="outline" presentation:user-transformed="true">
          <draw:text-box>
            <text:list text:style-name="L4">
              <text:list-item>
                <text:p text:style-name="P8">Hosting</text:p>
              </text:list-item>
            </text:list>
            <text:list text:style-name="L4">
              <text:list-item>
                <text:p text:style-name="P8">Marketing</text:p>
              </text:list-item>
            </text:list>
            <text:list text:style-name="L4">
              <text:list-item>
                <text:p text:style-name="P8">Events, travel, etc.</text:p>
              </text:list-item>
            </text:list>
            <text:list text:style-name="L4">
              <text:list-item>
                <text:p text:style-name="P8">Possibly some development</text:p>
              </text:list-item>
            </text:list>
            <text:list text:style-name="L4">
              <text:list-item>
                <text:p text:style-name="P8">The goal: to make the OpenOffice.org project as self-sustainable as possible</text:p>
              </text:list-item>
            </text:list>
            <text:list text:style-name="L4">
              <text:list-item>
                <text:list>
                  <text:list-item>
                    <text:p text:style-name="P10">To engage the tens of millions of users into supporting their project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5cm" svg:height="2.958cm" svg:x="3.642cm" svg:y="5.248cm" draw:page-number="10"/>
          <draw:frame presentation:style-name="pr2" draw:text-style-name="P5" draw:layer="layout" svg:width="14.512cm" svg:height="11.41cm" svg:x="3.25cm" svg:y="14.13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16.276cm" svg:height="2.988cm" svg:x="0.419cm" svg:y="-0.281cm" presentation:class="title">
          <draw:text-box>
            <text:p text:style-name="P12">IP ownership</text:p>
          </draw:text-box>
        </draw:frame>
        <draw:frame presentation:style-name="pr6" draw:text-style-name="P13" draw:layer="layout" svg:width="23.619cm" svg:height="15.392cm" svg:x="3.778cm" svg:y="3.779cm" presentation:class="outline">
          <draw:text-box>
            <text:list text:style-name="L4">
              <text:list-item>
                <text:p text:style-name="P13">Sun continues to hold copyright over OpenOffice.org code, and the JCA with its provisions remains. No change.</text:p>
              </text:list-item>
            </text:list>
          </draw:text-box>
        </draw:frame>
        <presentation:notes draw:style-name="dp2">
          <draw:page-thumbnail draw:style-name="gr2" draw:layer="layout" svg:width="13.71cm" svg:height="2.987cm" svg:x="3.642cm" svg:y="5.232cm" draw:page-number="11" presentation:class="page"/>
          <draw:frame presentation:style-name="pr7" draw:text-style-name="P5" draw:layer="layout" svg:width="14.512cm" svg:height="11.159cm" svg:x="3.25cm" svg:y="14.13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16.276cm" svg:height="2.988cm" svg:x="0.419cm" svg:y="-0.281cm" presentation:class="title">
          <draw:text-box>
            <text:p text:style-name="P12">Expectations</text:p>
          </draw:text-box>
        </draw:frame>
        <draw:frame presentation:style-name="pr6" draw:text-style-name="P13" draw:layer="layout" svg:width="23.619cm" svg:height="15.392cm" svg:x="3.778cm" svg:y="3.779cm" presentation:class="outline">
          <draw:text-box>
            <text:list text:style-name="L4">
              <text:list-item>
                <text:p text:style-name="P13">More logical layout for developers and endusers</text:p>
              </text:list-item>
            </text:list>
            <text:list text:style-name="L4">
              <text:list-item>
                <text:p text:style-name="P13">More options open to both</text:p>
              </text:list-item>
            </text:list>
            <text:list text:style-name="L4">
              <text:list-item>
                <text:p text:style-name="P13">More marketing possibilities</text:p>
              </text:list-item>
            </text:list>
            <text:list text:style-name="L4">
              <text:list-item>
                <text:list>
                  <text:list-item>
                    <text:p text:style-name="P14">More develop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More users</text:p>
                  </text:list-item>
                </text:list>
              </text:list-item>
            </text:list>
            <text:list text:style-name="L4">
              <text:list-item>
                <text:p text:style-name="P13">Funds to enable OpenOffice.org to be close to self-sustaining</text:p>
              </text:list-item>
            </text:list>
          </draw:text-box>
        </draw:frame>
        <presentation:notes draw:style-name="dp2">
          <draw:page-thumbnail draw:style-name="gr2" draw:layer="layout" svg:width="13.71cm" svg:height="2.987cm" svg:x="3.642cm" svg:y="5.232cm" draw:page-number="12" presentation:class="page"/>
          <draw:frame presentation:style-name="pr7" draw:text-style-name="P5" draw:layer="layout" svg:width="14.512cm" svg:height="11.159cm" svg:x="3.25cm" svg:y="14.13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fixed" fo:font-size="18pt" fo:font-style="normal" fo:text-shadow="none" style:text-underline-style="none" fo:font-weight="normal" style:font-family-asian="msgothic" style:font-pitch-asian="variable" style:font-size-asian="18pt" style:font-style-asian="normal" style:font-weight-asian="normal" style:font-family-complex="msgothic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15.8999996185303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499cm" fo:margin-right="0cm" fo:margin-top="0cm" fo:margin-bottom="0cm" fo:line-height="98%" fo:text-align="start" text:enable-numbering="false" fo:text-indent="0cm" style:punctuation-wrap="simple" style:line-break="strict">
        <style:tab-stops>
          <style:tab-stop style:position="0cm"/>
          <style:tab-stop style:position="0.996cm"/>
          <style:tab-stop style:position="2.244cm"/>
          <style:tab-stop style:position="3.492cm"/>
          <style:tab-stop style:position="4.74cm"/>
          <style:tab-stop style:position="5.988cm"/>
          <style:tab-stop style:position="7.236cm"/>
          <style:tab-stop style:position="8.484cm"/>
          <style:tab-stop style:position="9.732cm"/>
          <style:tab-stop style:position="10.98cm"/>
          <style:tab-stop style:position="12.228cm"/>
          <style:tab-stop style:position="13.476cm"/>
          <style:tab-stop style:position="14.724cm"/>
          <style:tab-stop style:position="15.972cm"/>
          <style:tab-stop style:position="17.219cm"/>
          <style:tab-stop style:position="18.467cm"/>
          <style:tab-stop style:position="19.715cm"/>
          <style:tab-stop style:position="20.963cm"/>
          <style:tab-stop style:position="22.211cm"/>
          <style:tab-stop style:position="23.459cm"/>
          <style:tab-stop style:position="24.707cm"/>
        </style:tab-stops>
      </style:paragraph-properties>
      <style:text-properties fo:color="#666699" style:text-outline="false" style:text-line-through-style="none" style:text-position="0% 100%" fo:font-family="'Bitstream Vera Sans'" style:font-pitch="fixed" fo:font-size="36pt" fo:font-style="normal" fo:text-shadow="none" style:text-underline-style="none" fo:font-weight="bold" style:font-family-asian="'MS Gothic'" style:font-pitch-asian="variable" style:font-size-asian="36pt" style:font-style-asian="normal" style:font-weight-asian="normal" style:font-family-complex="'MS Gothic'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666699" style:text-outline="false" style:text-line-through-style="none" style:text-position="0% 100%" fo:font-family="'Bitstream Vera Sans'" style:font-pitch="fixed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fixed" fo:font-size="18pt" fo:font-style="normal" fo:text-shadow="none" style:text-underline-style="none" fo:font-weight="normal" style:font-family-asian="msgothic" style:font-pitch-asian="variable" style:font-size-asian="18pt" style:font-family-complex="msgothic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000000000340000000E3F17D7D5.png" xlink:type="simple" xlink:show="embed" xlink:actuate="onLoad">
            <style:list-level-properties text:space-before="0.299cm" text:min-label-width="0.9cm" style:vertical-pos="middle" style:vertical-rel="line" fo:width="1.19cm" fo:height="0.32cm"/>
          </text:list-level-style-image>
          <text:list-level-style-bullet text:level="2" text:bullet-char="•">
            <style:list-level-properties text:space-before="1.6cm" text:min-label-width="0.798cm"/>
            <style:text-properties fo:font-family="'Bitstream Vera Sans'" style:font-family-generic="swiss" style:font-pitch="fixed" fo:color="#9999cc" fo:font-size="150%"/>
          </text:list-level-style-bullet>
          <text:list-level-style-bullet text:level="3" text:bullet-char="o">
            <style:list-level-properties text:space-before="2.998cm" text:min-label-width="0.6cm"/>
            <style:text-properties fo:font-family="'Bitstream Vera Sans'" style:font-family-generic="swiss" style:font-pitch="fixed" fo:color="#9999cc" fo:font-size="90%"/>
          </text:list-level-style-bullet>
          <text:list-level-style-bullet text:level="4" text:bullet-char="o">
            <style:list-level-properties text:space-before="4.198cm" text:min-label-width="0.599cm"/>
            <style:text-properties fo:font-family="'Bitstream Vera Sans'" style:font-family-generic="swiss" style:font-pitch="fixed" fo:color="#9999cc" fo:font-size="90%"/>
          </text:list-level-style-bullet>
          <text:list-level-style-bullet text:level="5" text:bullet-char="o">
            <style:list-level-properties text:space-before="5.397cm" text:min-label-width="0.6cm"/>
            <style:text-properties fo:font-family="'Bitstream Vera Sans'" style:font-family-generic="swiss" style:font-pitch="fixed" fo:color="#9999cc" fo:font-size="90%"/>
          </text:list-level-style-bullet>
          <text:list-level-style-bullet text:level="6" text:bullet-char="o">
            <style:list-level-properties text:space-before="5.397cm" text:min-label-width="0.6cm"/>
            <style:text-properties fo:font-family="'Bitstream Vera Sans'" style:font-family-generic="swiss" style:font-pitch="fixed" fo:color="#9999cc" fo:font-size="90%"/>
          </text:list-level-style-bullet>
          <text:list-level-style-bullet text:level="7" text:bullet-char="o">
            <style:list-level-properties text:space-before="5.397cm" text:min-label-width="0.6cm"/>
            <style:text-properties fo:font-family="'Bitstream Vera Sans'" style:font-family-generic="swiss" style:font-pitch="fixed" fo:color="#9999cc" fo:font-size="90%"/>
          </text:list-level-style-bullet>
          <text:list-level-style-bullet text:level="8" text:bullet-char="o">
            <style:list-level-properties text:space-before="5.397cm" text:min-label-width="0.6cm"/>
            <style:text-properties fo:font-family="'Bitstream Vera Sans'" style:font-family-generic="swiss" style:font-pitch="fixed" fo:color="#9999cc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432cm" fo:line-height="98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333366" style:text-outline="false" style:text-line-through-style="none" style:text-position="0% 100%" fo:font-family="'Bitstream Vera Sans'" style:font-pitch="fixed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8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333366" style:text-line-through-style="none" style:text-position="0% 100%" fo:font-family="'Bitstream Vera Sans'" style:font-pitch="fixed" fo:font-size="26pt" fo:font-style="normal" fo:text-shadow="none" style:text-underline-style="none" fo:font-weight="normal" style:font-family-asian="'MS Gothic'" style:font-pitch-asian="variable" style:font-size-asian="26pt" style:font-family-complex="'MS Gothic'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8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333366" style:text-line-through-style="none" style:text-position="0% 100%" fo:font-family="'Bitstream Vera Sans'" style:font-pitch="fixed" fo:font-size="24pt" fo:font-style="normal" fo:text-shadow="none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8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333366" style:text-line-through-style="none" style:text-position="0% 100%" fo:font-family="'Bitstream Vera Sans'" style:font-pitch="fixed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333366" style:text-line-through-style="none" style:text-position="0% 100%" fo:font-family="'Bitstream Vera Sans'" style:font-pitch="fixed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333366" style:text-line-through-style="none" style:text-position="0% 100%" fo:font-family="'Bitstream Vera Sans'" style:font-pitch="fixed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333366" style:text-line-through-style="none" style:text-position="0% 100%" fo:font-family="'Bitstream Vera Sans'" style:font-pitch="fixed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333366" style:text-line-through-style="none" style:text-position="0% 100%" fo:font-family="'Bitstream Vera Sans'" style:font-pitch="fixed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333366" style:text-line-through-style="none" style:text-position="0% 100%" fo:font-family="'Bitstream Vera Sans'" style:font-pitch="fixed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 style:list-style-name="L6">
      <style:graphic-properties draw:stroke="none" draw:fill="none" draw:fill-color="#ffffff" draw:textarea-horizontal-align="justify" draw:textarea-vertical-align="middle" draw:auto-grow-height="false" draw:auto-grow-width="false" fo:min-height="2.988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false" draw:auto-grow-width="false" fo:min-height="15.39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1.499cm" fo:margin-right="0cm" fo:text-indent="0cm"/>
    </style:style>
    <style:style style:name="P5" style:family="paragraph">
      <style:paragraph-properties fo:margin-left="1.499cm" fo:margin-right="0cm" fo:text-indent="0cm" style:writing-mode="lr-tb"/>
    </style:style>
    <style:style style:name="P6" style:family="paragraph">
      <style:paragraph-properties fo:margin-left="1.199cm" fo:margin-right="0cm" fo:text-indent="-0.9cm"/>
    </style:style>
    <style:style style:name="P7" style:family="paragraph">
      <style:paragraph-properties fo:margin-left="2.398cm" fo:margin-right="0cm" fo:text-indent="-0.798cm"/>
    </style:style>
    <style:style style:name="P8" style:family="paragraph">
      <style:paragraph-properties fo:margin-left="3.598cm" fo:margin-right="0cm" fo:text-indent="-0.6cm"/>
    </style:style>
    <style:style style:name="P9" style:family="paragraph">
      <style:paragraph-properties fo:margin-left="4.797cm" fo:margin-right="0cm" fo:text-indent="-0.599cm"/>
    </style:style>
    <style:style style:name="P10" style:family="paragraph">
      <style:paragraph-properties fo:margin-left="5.997cm" fo:margin-right="0cm" fo:text-indent="-0.6cm"/>
    </style:style>
    <style:style style:name="P11" style:family="paragraph">
      <style:paragraph-properties fo:margin-left="1.199cm" fo:margin-right="0cm" fo:text-indent="-0.9cm" style:writing-mode="lr-tb"/>
    </style:style>
    <style:style style:name="P12" style:family="paragraph">
      <style:paragraph-properties fo:margin-left="0cm" fo:margin-right="0cm" fo:line-height="98%" fo:text-align="end" text:enable-numbering="false" fo:text-indent="0cm"/>
    </style:style>
    <style:style style:name="P13" style:family="paragraph">
      <style:paragraph-properties style:writing-mode="lr-tb"/>
    </style:style>
    <style:style style:name="P14" style:family="paragraph">
      <style:paragraph-properties fo:margin-left="0.498cm" fo:margin-right="0cm" fo:line-height="98%" text:enable-numbering="false" fo:text-indent="0cm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Bitstream Vera Sans'" style:font-pitch="fixed" fo:language="en" fo:country="GB" fo:font-style="italic"/>
    </style:style>
    <style:style style:name="T3" style:family="text">
      <style:text-properties fo:color="#808080" fo:font-family="'Bitstream Vera Sans'" style:font-pitch="fixed" fo:font-style="italic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1.4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340000000E3F17D7D5.png" xlink:type="simple" xlink:show="embed" xlink:actuate="onLoad">
        <style:list-level-properties text:space-before="0.299cm" text:min-label-width="0.9cm" style:vertical-pos="middle" style:vertical-rel="line" fo:width="1.19cm" fo:height="0.32cm"/>
      </text:list-level-style-image>
      <text:list-level-style-bullet text:level="2" text:bullet-char="•">
        <style:list-level-properties text:space-before="1.6cm" text:min-label-width="0.798cm"/>
        <style:text-properties fo:font-family="'Bitstream Vera Sans'" style:font-family-generic="swiss" style:font-pitch="fixed" fo:color="#9999cc" fo:font-size="150%"/>
      </text:list-level-style-bullet>
      <text:list-level-style-bullet text:level="3" text:bullet-char="o">
        <style:list-level-properties text:space-before="2.998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4" text:bullet-char="o">
        <style:list-level-properties text:space-before="4.198cm" text:min-label-width="0.599cm"/>
        <style:text-properties fo:font-family="'Bitstream Vera Sans'" style:font-family-generic="swiss" style:font-pitch="fixed" fo:color="#9999cc" fo:font-size="90%"/>
      </text:list-level-style-bullet>
      <text:list-level-style-bullet text:level="5" text:bullet-char="o">
        <style:list-level-properties text:space-before="5.397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6" text:bullet-char="o">
        <style:list-level-properties text:space-before="5.397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7" text:bullet-char="o">
        <style:list-level-properties text:space-before="5.397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8" text:bullet-char="o">
        <style:list-level-properties text:space-before="5.397cm" text:min-label-width="0.6cm"/>
        <style:text-properties fo:font-family="'Bitstream Vera Sans'" style:font-family-generic="swiss" style:font-pitch="fixed" fo:color="#9999cc" fo:font-size="9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5.397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98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6">
      <text:list-level-style-bullet text:level="1" text:bullet-char="●">
        <style:list-level-properties text:space-before="1.4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99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3.779cm" svg:height="20.999cm" svg:x="0cm" svg:y="0cm">
        <draw:image xlink:href="Pictures/100000000000004B0000012C638547A7.png" xlink:type="simple" xlink:show="embed" xlink:actuate="onLoad">
          <text:p/>
        </draw:image>
      </draw:frame>
      <draw:frame presentation:style-name="pr1" draw:text-style-name="P5" draw:layer="backgroundobjects" svg:width="16.276cm" svg:height="2.987cm" svg:x="0.419cm" svg:y="-0.281cm" presentation:class="title">
        <draw:text-box>
          <text:p text:style-name="P4">Click to edit the title text format</text:p>
        </draw:text-box>
      </draw:frame>
      <draw:frame presentation:style-name="pr2" draw:text-style-name="P11" draw:layer="backgroundobjects" svg:width="23.619cm" svg:height="15.391cm" svg:x="3.778cm" svg:y="3.779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draw:custom-shape draw:style-name="gr4" draw:text-style-name="P13" draw:layer="backgroundobjects" svg:width="3.99cm" svg:height="1.076cm" svg:x="23.641cm" svg:y="19.345cm">
        <text:p text:style-name="P12"><text:span text:style-name="T2"><text:page-number>1</text:page-number></text:span></text:p>
        <draw:enhanced-geometry svg:viewBox="0 0 21600 21600" draw:type="mso-spt202" draw:enhanced-path="M 0 0 L 21600 0 21600 21600 0 21600 0 0 Z N"/>
      </draw:custom-shape>
      <draw:custom-shape draw:style-name="gr5" draw:text-style-name="P13" draw:layer="backgroundobjects" svg:width="14.005cm" svg:height="1.032cm" svg:x="3.779cm" svg:y="19.345cm">
        <text:p text:style-name="P14"><text:span text:style-name="T3">Monetizing OpenOffice.org</text:span></text:p>
        <draw:enhanced-geometry svg:viewBox="0 0 21600 21600" draw:type="mso-spt202" draw:enhanced-path="M 0 0 L 21600 0 21600 21600 0 21600 0 0 Z N"/>
      </draw:custom-shape>
      <draw:frame draw:style-name="gr3" draw:text-style-name="P3" draw:layer="backgroundobjects" svg:width="7.444cm" svg:height="3.051cm" svg:x="20.042cm" svg:y="0.569cm">
        <draw:image xlink:href="Pictures/10000201000001E1000000FFB80E6212.png" xlink:type="simple" xlink:show="embed" xlink:actuate="onLoad">
          <text:p/>
        </draw:image>
      </draw:frame>
      <presentation:notes style:page-layout-name="PM0">
        <draw:rect draw:style-name="gr6" draw:text-style-name="P15" draw:layer="backgroundobjects" svg:width="21cm" svg:height="29.7cm" svg:x="0cm" svg:y="0cm">
          <text:p/>
        </draw:rect>
        <draw:page-thumbnail presentation:style-name="Default-title" draw:layer="backgroundobjects" svg:width="13.71cm" svg:height="2.987cm" svg:x="3.642cm" svg:y="5.232cm" presentation:class="page"/>
        <draw:frame presentation:style-name="Default-notes" draw:layer="backgroundobjects" svg:width="14.512cm" svg:height="11.409cm" svg:x="3.25cm" svg:y="14.13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dc:title>Monetizing OpenOffice.org</dc:titl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